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2e038" officeooo:paragraph-rsid="0012e038"/>
    </style:style>
    <style:style style:name="P2" style:family="paragraph" style:parent-style-name="Standard">
      <style:text-properties officeooo:paragraph-rsid="0016a09f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2e038"/>
    </style:style>
    <style:style style:name="T3" style:family="text">
      <style:text-properties officeooo:rsid="0014b2be"/>
    </style:style>
    <style:style style:name="T4" style:family="text">
      <style:text-properties officeooo:rsid="0012e038"/>
    </style:style>
    <style:style style:name="T5" style:family="text">
      <style:text-properties officeooo:rsid="0016a0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rilyn Tuttle’<text:span text:style-name="T3">s</text:span> Passing</text:p>
      <text:p text:style-name="P1"/>
      <text:p text:style-name="P2"><text:span text:style-name="T4">So sad to say goodbye to local country </text:span><text:span text:style-name="T5">legend</text:span><text:span text:style-name="T4"> Marilyn Tuttle who passed away January 11</text:span><text:span text:style-name="T2">th</text:span><text:span text:style-name="T4">. <text:s/></text:span><text:span text:style-name="T5">Marilyn</text:span> found success in over 8 different careers throughout her life, became a pioneer in spreading Western music to California, and starred in multiple television shows and movies. <text:span text:style-name="T4">Her obituary here: <text:s/>https://www.dignitymemorial.com/obituaries/newhall-ca/marilyn-tuttle-12209090</text:span></text:p>
      <text:p text:style-name="P1"/>
      <text:p text:style-name="P1">By way of remembrance, here’s the interview with Marilyn done by FOHP Board Members E.J. Stephens and Bill West on SCV In The Movies: <text:s/>https://scvtv.com/2018/07/25/marilyn-tuttle-child-actress-television-star-grand-dame-of-western-music/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0T16:31:54.554421103</meta:creation-date>
    <dc:date>2025-03-31T21:36:14.399347555</dc:date>
    <meta:editing-duration>PT6M12S</meta:editing-duration>
    <meta:editing-cycles>3</meta:editing-cycles>
    <meta:generator>LibreOffice/7.6.3.2$MacOSX_X86_64 LibreOffice_project/29d686fea9f6705b262d369fede658f824154cc0</meta:generator>
    <meta:document-statistic meta:table-count="0" meta:image-count="0" meta:object-count="0" meta:page-count="1" meta:paragraph-count="3" meta:word-count="76" meta:character-count="633" meta:non-whitespace-character-count="557"/>
  </office:meta>
</office:document-meta>
</file>